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4A00000001A48C2B5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2" svg:font-family="OpenSymbol, 'Arial Unicode MS'" style:font-charset="x-symbol"/>
    <style:font-face style:name="Symbol" svg:font-family="Symbol" style:font-charset="x-symbol"/>
    <style:font-face style:name="OpenSymbol1" svg:font-family="OpenSymbol, 'Arial Unicode MS'"/>
    <style:font-face style:name="Calibri" svg:font-family="Calibri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 Unicode MS1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fo:color="#444444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3" style:family="paragraph" style:parent-style-name="Standard">
      <style:paragraph-properties fo:line-height="100%"/>
      <style:text-properties fo:color="#444444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>
      <style:paragraph-properties fo:margin-left="1.1252in" fo:margin-right="0in" fo:line-height="100%" fo:text-indent="-1.1252in" style:auto-text-indent="false"/>
    </style:style>
    <style:style style:name="P6" style:family="paragraph" style:parent-style-name="Standard">
      <style:paragraph-properties fo:margin-left="1.1252in" fo:margin-right="0in" fo:line-height="100%" fo:text-indent="-1.1252in" style:auto-text-indent="false">
        <style:tab-stops>
          <style:tab-stop style:position="2.25in"/>
        </style:tab-stops>
      </style:paragraph-properties>
    </style:style>
    <style:style style:name="P7" style:family="paragraph" style:parent-style-name="Standard">
      <style:paragraph-properties fo:margin-left="1.1252in" fo:margin-right="0in" fo:line-height="100%" fo:text-indent="-1.1252in" style:auto-text-indent="false"/>
      <style:text-properties fo:color="#444444" style:font-name="Calibri" fo:font-size="12pt" style:font-name-asian="Calibri" style:font-size-asian="12pt" style:font-name-complex="Calibri" style:font-size-complex="12pt"/>
    </style:style>
    <style:style style:name="P8" style:family="paragraph" style:parent-style-name="Standard">
      <style:paragraph-properties fo:margin-left="1.1252in" fo:margin-right="0in" fo:line-height="100%" fo:text-indent="-1.1252in" style:auto-text-indent="false"/>
      <style:text-properties fo:color="#444444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9" style:family="paragraph" style:parent-style-name="Standard">
      <style:paragraph-properties fo:margin-left="1.1252in" fo:margin-right="0in" fo:line-height="100%" fo:text-indent="-1in" style:auto-text-indent="false">
        <style:tab-stops>
          <style:tab-stop style:position="2.25in"/>
        </style:tab-stops>
      </style:paragraph-properties>
    </style:style>
    <style:style style:name="P10" style:family="paragraph" style:parent-style-name="Standard">
      <style:paragraph-properties fo:margin-left="1.1252in" fo:margin-right="0in" fo:line-height="100%" fo:text-indent="-1in" style:auto-text-indent="false">
        <style:tab-stops>
          <style:tab-stop style:position="2.25in"/>
        </style:tab-stops>
      </style:paragraph-properties>
      <style:text-properties fo:color="#666666" style:font-name="Calibri" fo:font-size="12pt" style:font-name-asian="Calibri" style:font-size-asian="12pt" style:font-name-complex="Calibri" style:font-size-complex="12pt"/>
    </style:style>
    <style:style style:name="P11" style:family="paragraph" style:parent-style-name="Standard">
      <style:paragraph-properties fo:margin-left="1.1252in" fo:margin-right="0in" fo:line-height="100%" fo:text-indent="0in" style:auto-text-indent="false"/>
      <style:text-properties fo:color="#444444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12" style:family="paragraph" style:parent-style-name="Standard">
      <style:paragraph-properties fo:margin-left="1.1252in" fo:margin-right="0in" fo:line-height="100%" fo:text-indent="0in" style:auto-text-indent="false"/>
      <style:text-properties fo:color="#444444" style:font-name="Calibri" fo:font-size="12pt" style:font-name-asian="Calibri" style:font-size-asian="12pt" style:font-name-complex="Calibri" style:font-size-complex="12pt"/>
    </style:style>
    <style:style style:name="P13" style:family="paragraph" style:parent-style-name="Standard">
      <style:paragraph-properties fo:margin-left="1.1252in" fo:margin-right="0in" fo:line-height="100%" fo:text-indent="0in" style:auto-text-indent="false"/>
    </style:style>
    <style:style style:name="P14" style:family="paragraph" style:parent-style-name="Standard">
      <style:paragraph-properties fo:margin-left="1.1252in" fo:margin-right="0in" fo:line-height="100%" fo:text-indent="0in" style:auto-text-indent="false"/>
      <style:text-properties fo:font-variant="normal" fo:text-transform="none" fo:color="#444444" style:font-name="Calibri" fo:font-size="12pt" fo:letter-spacing="normal" fo:font-style="normal" fo:font-weight="normal" style:font-name-asian="Calibri" style:font-size-asian="12pt" style:font-style-asian="normal" style:font-weight-asian="normal" style:font-name-complex="Calibri" style:font-size-complex="12pt"/>
    </style:style>
    <style:style style:name="P15" style:family="paragraph" style:parent-style-name="Standard">
      <style:paragraph-properties fo:margin-left="1.1252in" fo:margin-right="0in" fo:margin-top="0in" fo:margin-bottom="0.139in" style:contextual-spacing="false" fo:line-height="100%" fo:text-indent="0in" style:auto-text-indent="false"/>
    </style:style>
    <style:style style:name="P16" style:family="paragraph" style:parent-style-name="Standard">
      <style:paragraph-properties fo:margin-left="1.1252in" fo:margin-right="0in" fo:margin-top="0in" fo:margin-bottom="0.139in" style:contextual-spacing="false" fo:line-height="100%" fo:text-indent="0in" style:auto-text-indent="false"/>
      <style:text-properties fo:color="#444444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17" style:family="paragraph" style:parent-style-name="Standard">
      <style:paragraph-properties fo:margin-left="1.1252in" fo:margin-right="0in" fo:margin-top="0in" fo:margin-bottom="0.139in" style:contextual-spacing="false" fo:line-height="100%" fo:text-indent="0in" style:auto-text-indent="false"/>
      <style:text-properties fo:color="#444444" style:font-name="Calibri" fo:font-size="12pt" style:font-name-asian="Calibri" style:font-size-asian="12pt" style:font-name-complex="Calibri" style:font-size-complex="12pt"/>
    </style:style>
    <style:style style:name="P18" style:family="paragraph" style:parent-style-name="Standard">
      <style:paragraph-properties fo:margin-left="0in" fo:margin-right="0in" fo:line-height="100%" fo:text-indent="0in" style:auto-text-indent="false"/>
      <style:text-properties fo:color="#444444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19" style:family="paragraph" style:parent-style-name="Standard" style:master-page-name="Standard">
      <style:paragraph-properties fo:line-height="100%" style:page-number="auto">
        <style:tab-stops>
          <style:tab-stop style:position="1.1252in"/>
        </style:tab-stops>
      </style:paragraph-properties>
    </style:style>
    <style:style style:name="P20" style:family="paragraph" style:parent-style-name="Standard">
      <style:paragraph-properties fo:margin-left="1.1252in" fo:margin-right="0in" fo:line-height="100%" fo:text-indent="-1in" style:auto-text-indent="false">
        <style:tab-stops>
          <style:tab-stop style:position="2.25in"/>
        </style:tab-stops>
      </style:paragraph-properties>
      <style:text-properties fo:color="#666666" style:font-name="Calibri" fo:font-size="12pt" style:font-name-asian="Calibri" style:font-size-asian="12pt" style:font-name-complex="Calibri" style:font-size-complex="12pt"/>
    </style:style>
    <style:style style:name="P21" style:family="paragraph" style:parent-style-name="Standard">
      <style:paragraph-properties fo:margin-left="1.1252in" fo:margin-right="0in" fo:line-height="100%" fo:text-indent="0in" style:auto-text-indent="false"/>
      <style:text-properties fo:font-variant="normal" fo:text-transform="none" fo:color="#444444" style:font-name="Calibri" fo:font-size="12pt" fo:letter-spacing="normal" fo:font-style="normal" fo:font-weight="normal" style:font-name-asian="Calibri" style:font-size-asian="12pt" style:font-style-asian="normal" style:font-weight-asian="normal" style:font-name-complex="Calibri" style:font-size-complex="12pt"/>
    </style:style>
    <style:style style:name="P22" style:family="paragraph" style:parent-style-name="Standard">
      <style:paragraph-properties fo:margin-left="1.1252in" fo:margin-right="0in" fo:margin-top="0in" fo:margin-bottom="0.139in" style:contextual-spacing="false" fo:line-height="100%" fo:text-indent="0in" style:auto-text-indent="false"/>
      <style:text-properties fo:color="#444444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23" style:family="paragraph" style:parent-style-name="Standard" style:list-style-name="WW8Num3">
      <style:paragraph-properties fo:line-height="100%"/>
    </style:style>
    <style:style style:name="P24" style:family="paragraph" style:parent-style-name="Standard" style:list-style-name="WW8Num7">
      <style:paragraph-properties fo:line-height="100%"/>
    </style:style>
    <style:style style:name="P25" style:family="paragraph" style:parent-style-name="Standard">
      <style:paragraph-properties fo:line-height="100%"/>
      <style:text-properties officeooo:paragraph-rsid="0014b4fa"/>
    </style:style>
    <style:style style:name="P26" style:family="paragraph" style:parent-style-name="Standard">
      <style:paragraph-properties fo:line-height="100%"/>
      <style:text-properties fo:color="#444444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27" style:family="paragraph" style:parent-style-name="Standard" style:list-style-name="WW8Num3">
      <style:paragraph-properties fo:line-height="100%"/>
      <style:text-properties fo:color="#444444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28" style:family="paragraph" style:parent-style-name="Standard" style:list-style-name="WW8Num4">
      <style:paragraph-properties fo:line-height="100%"/>
      <style:text-properties fo:color="#444444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29" style:family="paragraph" style:parent-style-name="Standard" style:list-style-name="WW8Num5">
      <style:paragraph-properties fo:line-height="100%"/>
      <style:text-properties fo:color="#444444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30" style:family="paragraph" style:parent-style-name="Standard" style:list-style-name="WW8Num6">
      <style:paragraph-properties fo:line-height="100%"/>
      <style:text-properties fo:color="#444444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31" style:family="paragraph" style:parent-style-name="Standard" style:list-style-name="L1">
      <style:paragraph-properties fo:line-height="100%"/>
      <style:text-properties fo:color="#3d85c6" style:font-name="Calibri" fo:font-size="12pt" fo:font-weight="normal" officeooo:rsid="0014b4fa" officeooo:paragraph-rsid="0014b4fa" style:font-name-asian="Calibri" style:font-size-asian="12pt" style:font-weight-asian="normal" style:font-name-complex="Calibri" style:font-size-complex="12pt" style:font-weight-complex="normal"/>
    </style:style>
    <style:style style:name="P32" style:family="paragraph" style:parent-style-name="Standard" style:list-style-name="WW8Num2">
      <style:paragraph-properties fo:margin-top="0in" fo:margin-bottom="0.139in" style:contextual-spacing="false" fo:line-height="100%"/>
      <style:text-properties fo:font-variant="normal" fo:text-transform="none" fo:color="#444444" style:font-name="Calibri" fo:font-size="12pt" fo:letter-spacing="normal" fo:font-style="normal" fo:font-weight="normal" style:font-name-asian="Calibri" style:font-size-asian="12pt" style:font-style-asian="normal" style:font-weight-asian="normal" style:font-name-complex="Calibri" style:font-size-complex="12pt" style:font-weight-complex="normal"/>
    </style:style>
    <style:style style:name="P33" style:family="paragraph" style:parent-style-name="Standard">
      <style:paragraph-properties fo:margin-top="0in" fo:margin-bottom="0.139in" style:contextual-spacing="false" fo:line-height="100%"/>
      <style:text-properties fo:color="#444444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34" style:family="paragraph" style:parent-style-name="Standard" style:list-style-name="WW8Num2">
      <style:paragraph-properties fo:margin-top="0in" fo:margin-bottom="0.139in" style:contextual-spacing="false" fo:line-height="100%"/>
      <style:text-properties fo:color="#444444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35" style:family="paragraph" style:parent-style-name="Standard">
      <style:paragraph-properties fo:margin-left="1.1252in" fo:margin-right="0in" fo:line-height="100%" fo:text-indent="-1.1252in" style:auto-text-indent="false"/>
      <style:text-properties fo:color="#444444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36" style:family="paragraph" style:parent-style-name="Standard">
      <style:paragraph-properties fo:margin-left="1.1252in" fo:margin-right="0in" fo:line-height="100%" fo:text-indent="-1.1252in" style:auto-text-indent="false"/>
      <style:text-properties fo:color="#444444" style:font-name="Calibri" fo:font-size="12pt" fo:font-weight="bold" officeooo:rsid="00291ef2" officeooo:paragraph-rsid="0014b4fa" style:font-name-asian="Calibri" style:font-size-asian="12pt" style:font-weight-asian="bold" style:font-name-complex="Calibri" style:font-size-complex="12pt" style:font-weight-complex="bold"/>
    </style:style>
    <style:style style:name="P37" style:family="paragraph" style:parent-style-name="Standard">
      <style:paragraph-properties fo:margin-left="1.1252in" fo:margin-right="0in" fo:line-height="100%" fo:text-indent="-1.1252in" style:auto-text-indent="false"/>
      <style:text-properties fo:color="#444444" style:font-name="Calibri" fo:font-size="12pt" fo:font-weight="normal" officeooo:rsid="00291ef2" officeooo:paragraph-rsid="0014b4fa" style:font-name-asian="Calibri" style:font-size-asian="12pt" style:font-weight-asian="normal" style:font-name-complex="Calibri" style:font-size-complex="12pt" style:font-weight-complex="normal"/>
    </style:style>
    <style:style style:name="P38" style:family="paragraph" style:parent-style-name="Standard">
      <style:paragraph-properties fo:margin-left="1.1252in" fo:margin-right="0in" fo:line-height="100%" fo:text-indent="-1.1252in" style:auto-text-indent="false"/>
      <style:text-properties fo:color="#3d85c6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P39" style:family="paragraph" style:parent-style-name="Standard">
      <style:paragraph-properties fo:margin-left="1.1252in" fo:margin-right="0in" fo:line-height="100%" fo:text-indent="-1.1252in" style:auto-text-indent="false"/>
      <style:text-properties fo:color="#3d85c6" style:font-name="Calibri" fo:font-size="12pt" fo:font-weight="normal" officeooo:paragraph-rsid="0014b4fa" style:font-name-asian="Calibri" style:font-size-asian="12pt" style:font-weight-asian="normal" style:font-name-complex="Calibri" style:font-size-complex="12pt" style:font-weight-complex="normal"/>
    </style:style>
    <style:style style:name="P40" style:family="paragraph" style:parent-style-name="Standard">
      <style:paragraph-properties fo:margin-left="1.1252in" fo:margin-right="0in" fo:line-height="100%" fo:text-indent="-1.1252in" style:auto-text-indent="false"/>
      <style:text-properties officeooo:paragraph-rsid="0014b4fa"/>
    </style:style>
    <style:style style:name="P41" style:family="paragraph" style:parent-style-name="Text_20_body" style:list-style-name="WW8Num7">
      <style:paragraph-properties fo:line-height="100%"/>
    </style:style>
    <style:style style:name="P42" style:family="paragraph" style:parent-style-name="Heading_20_4">
      <style:paragraph-properties fo:margin-left="0in" fo:margin-right="0in" fo:margin-top="0in" fo:margin-bottom="0.139in" style:contextual-spacing="false" fo:line-height="100%" fo:text-indent="0in" style:auto-text-indent="false"/>
    </style:style>
    <style:style style:name="T1" style:family="text">
      <style:text-properties fo:color="#444444" style:font-name="Calibri" fo:font-size="28pt" style:font-name-asian="Calibri" style:font-size-asian="28pt" style:font-name-complex="Calibri" style:font-size-complex="28pt"/>
    </style:style>
    <style:style style:name="T2" style:family="text">
      <style:text-properties fo:color="#444444" style:font-name="Calibri" fo:font-size="12pt" style:font-name-asian="Calibri" style:font-size-asian="12pt" style:font-name-complex="Calibri" style:font-size-complex="12pt"/>
    </style:style>
    <style:style style:name="T3" style:family="text">
      <style:text-properties fo:color="#444444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4" style:family="text">
      <style:text-properties fo:color="#444444" style:font-name="Calibri" fo:font-size="12pt" fo:font-weight="bold" officeooo:rsid="00291ef2" style:font-name-asian="Calibri" style:font-size-asian="12pt" style:font-weight-asian="bold" style:font-name-complex="Calibri" style:font-size-complex="12pt" style:font-weight-complex="bold"/>
    </style:style>
    <style:style style:name="T5" style:family="text">
      <style:text-properties fo:color="#444444" style:font-name="Calibri" fo:font-size="12pt" fo:font-weight="bold" officeooo:rsid="0004eefd" style:font-name-asian="Calibri" style:font-size-asian="12pt" style:font-weight-asian="bold" style:font-name-complex="Calibri" style:font-size-complex="12pt" style:font-weight-complex="bold"/>
    </style:style>
    <style:style style:name="T6" style:family="text">
      <style:text-properties fo:color="#444444" style:font-name="Calibri" fo:font-size="12pt" fo:font-weight="bold" officeooo:rsid="0014b4fa" style:font-name-asian="Calibri" style:font-size-asian="12pt" style:font-weight-asian="bold" style:font-name-complex="Calibri" style:font-size-complex="12pt" style:font-weight-complex="bold"/>
    </style:style>
    <style:style style:name="T7" style:family="text">
      <style:text-properties fo:color="#444444" style:font-name="Calibri" fo:font-size="12pt" fo:font-weight="bold" officeooo:rsid="00166940" style:font-name-asian="Calibri" style:font-size-asian="12pt" style:font-weight-asian="bold" style:font-name-complex="Calibri" style:font-size-complex="12pt" style:font-weight-complex="bold"/>
    </style:style>
    <style:style style:name="T8" style:family="text">
      <style:text-properties fo:color="#444444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9" style:family="text">
      <style:text-properties fo:color="#444444" style:font-name="Calibri" fo:font-size="12pt" fo:font-weight="normal" officeooo:rsid="0012d175" style:font-name-asian="Calibri" style:font-size-asian="12pt" style:font-weight-asian="normal" style:font-name-complex="Calibri" style:font-size-complex="12pt" style:font-weight-complex="normal"/>
    </style:style>
    <style:style style:name="T10" style:family="text">
      <style:text-properties fo:color="#444444" style:font-name="Calibri" fo:font-size="12pt" fo:font-weight="normal" officeooo:rsid="00291ef2" style:font-name-asian="Calibri" style:font-size-asian="12pt" style:font-weight-asian="normal" style:font-name-complex="Calibri" style:font-size-complex="12pt" style:font-weight-complex="normal"/>
    </style:style>
    <style:style style:name="T11" style:family="text">
      <style:text-properties fo:color="#444444" style:font-name="Calibri" fo:font-size="12pt" fo:font-weight="normal" officeooo:rsid="002dacd4" style:font-name-asian="Calibri" style:font-size-asian="12pt" style:font-weight-asian="normal" style:font-name-complex="Calibri" style:font-size-complex="12pt" style:font-weight-complex="normal"/>
    </style:style>
    <style:style style:name="T12" style:family="text">
      <style:text-properties fo:color="#444444" style:font-name="Calibri" fo:font-size="12pt" fo:font-weight="normal" officeooo:rsid="0014b4fa" style:font-name-asian="Calibri" style:font-size-asian="12pt" style:font-weight-asian="normal" style:font-name-complex="Calibri" style:font-size-complex="12pt" style:font-weight-complex="normal"/>
    </style:style>
    <style:style style:name="T13" style:family="text">
      <style:text-properties fo:color="#444444" style:font-name="Calibri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T14" style:family="text">
      <style:text-properties fo:color="#444444" style:font-name="Calibri" fo:font-size="10pt" style:font-name-asian="Calibri" style:font-size-asian="10pt" style:font-name-complex="Calibri" style:font-size-complex="10pt"/>
    </style:style>
    <style:style style:name="T15" style:family="text">
      <style:text-properties fo:color="#444444" fo:font-weight="bold" officeooo:rsid="0014b4fa" style:font-weight-asian="bold" style:font-weight-complex="bold"/>
    </style:style>
    <style:style style:name="T16" style:family="text">
      <style:text-properties fo:color="#444444" officeooo:rsid="0014b4fa"/>
    </style:style>
    <style:style style:name="T17" style:family="text">
      <style:text-properties fo:color="#444444" officeooo:rsid="00161d07"/>
    </style:style>
    <style:style style:name="T18" style:family="text">
      <style:text-properties style:font-name="Calibri" fo:font-size="28pt" fo:font-weight="bold" style:font-name-asian="Calibri" style:font-size-asian="28pt" style:font-weight-asian="bold" style:font-name-complex="Calibri" style:font-size-complex="28pt" style:font-weight-complex="bold"/>
    </style:style>
    <style:style style:name="T19" style:family="text">
      <style:text-properties fo:color="#3d85c6" style:font-name="Calibri" fo:font-size="28pt" fo:font-weight="bold" style:font-name-asian="Calibri" style:font-size-asian="28pt" style:font-weight-asian="bold" style:font-name-complex="Calibri" style:font-size-complex="28pt" style:font-weight-complex="bold"/>
    </style:style>
    <style:style style:name="T20" style:family="text">
      <style:text-properties fo:color="#3d85c6" style:font-name="Calibri" fo:font-size="12pt" style:font-name-asian="Calibri" style:font-size-asian="12pt" style:font-name-complex="Calibri" style:font-size-complex="12pt"/>
    </style:style>
    <style:style style:name="T21" style:family="text">
      <style:text-properties fo:color="#3d85c6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22" style:family="text">
      <style:text-properties fo:color="#3d85c6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23" style:family="text">
      <style:text-properties fo:color="#999999" style:font-name="Calibri" fo:font-size="10pt" style:font-name-asian="Calibri" style:font-size-asian="10pt" style:font-name-complex="Calibri" style:font-size-complex="10pt"/>
    </style:style>
    <style:style style:name="T24" style:family="text">
      <style:text-properties fo:color="#999999" style:font-name="Calibri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T25" style:family="text">
      <style:text-properties fo:color="#999999" style:font-name="Calibri" fo:font-size="10pt" fo:font-weight="normal" officeooo:rsid="0014b4fa" style:font-name-asian="Calibri" style:font-size-asian="10pt" style:font-weight-asian="normal" style:font-name-complex="Calibri" style:font-size-complex="10pt" style:font-weight-complex="normal"/>
    </style:style>
    <style:style style:name="T26" style:family="text">
      <style:text-properties fo:color="#999999" style:font-name="Calibri" fo:font-size="10pt" fo:font-weight="normal" officeooo:rsid="0023e09c" style:font-name-asian="Calibri" style:font-size-asian="10pt" style:font-weight-asian="normal" style:font-name-complex="Calibri" style:font-size-complex="10pt" style:font-weight-complex="normal"/>
    </style:style>
    <style:style style:name="T27" style:family="text">
      <style:text-properties fo:color="#6fa8dc" style:font-name="Calibri" fo:font-size="10pt" style:font-name-asian="Calibri" style:font-size-asian="10pt" style:font-name-complex="Calibri" style:font-size-complex="10pt"/>
    </style:style>
    <style:style style:name="T28" style:family="text">
      <style:text-properties fo:color="#6fa8dc"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T29" style:family="text">
      <style:text-properties fo:color="#6fa8dc" style:font-name="Calibri" fo:font-size="10pt" fo:font-weight="bold" officeooo:rsid="0014b4fa" style:font-name-asian="Calibri" style:font-size-asian="10pt" style:font-weight-asian="bold" style:font-name-complex="Calibri" style:font-size-complex="10pt" style:font-weight-complex="bold"/>
    </style:style>
    <style:style style:name="T30" style:family="text">
      <style:text-properties fo:color="#666666"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T31" style:family="text">
      <style:text-properties fo:color="#666666" style:font-name="Calibri" fo:font-size="10pt" fo:font-weight="bold" officeooo:rsid="0014b4fa" style:font-name-asian="Calibri" style:font-size-asian="10pt" style:font-weight-asian="bold" style:font-name-complex="Calibri" style:font-size-complex="10pt" style:font-weight-complex="bold"/>
    </style:style>
    <style:style style:name="T32" style:family="text">
      <style:text-properties fo:color="#666666" style:font-name="Calibri" fo:font-size="10pt" fo:font-weight="bold" officeooo:rsid="0023e09c" style:font-name-asian="Calibri" style:font-size-asian="10pt" style:font-weight-asian="bold" style:font-name-complex="Calibri" style:font-size-complex="10pt" style:font-weight-complex="bold"/>
    </style:style>
    <style:style style:name="T33" style:family="text">
      <style:text-properties fo:color="#666666" style:font-name="Calibri" fo:font-size="12pt" style:font-name-asian="Calibri" style:font-size-asian="12pt" style:font-name-complex="Calibri" style:font-size-complex="12pt"/>
    </style:style>
    <style:style style:name="T34" style:family="text">
      <style:text-properties fo:font-variant="normal" fo:text-transform="none" fo:color="#444444" style:font-name="Calibri" fo:font-size="12pt" fo:letter-spacing="normal" fo:font-style="normal" fo:font-weight="bold" style:font-name-asian="Calibri" style:font-size-asian="12pt" style:font-style-asian="normal" style:font-weight-asian="bold" style:font-name-complex="Calibri" style:font-size-complex="12pt" style:font-weight-complex="bold"/>
    </style:style>
    <style:style style:name="T35" style:family="text">
      <style:text-properties officeooo:rsid="0012d175"/>
    </style:style>
    <style:style style:name="T36" style:family="text">
      <style:text-properties officeooo:rsid="0014b4fa"/>
    </style:style>
    <style:style style:name="fr1" style:family="graphic" style:parent-style-name="Graphics">
      <style:graphic-properties fo:margin-left="0in" fo:margin-right="0in" style:vertical-pos="top" style:vertical-rel="baseline" fo:background-color="#ffffff" style:background-transparency="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Aldo</text:span><text:span text:style-name="T18"> </text:span><text:span text:style-name="T19">Borrero González</text:span></text:p>
      <text:p text:style-name="P1"><text:span text:style-name="T23">José Ruíz de Azorín, Portal 2, 3-A</text:span><text:span text:style-name="T27"> • </text:span><text:span text:style-name="T23">Alcalá de Henares, Madrid</text:span><text:span text:style-name="T27"> </text:span></text:p>
      <text:p text:style-name="P1"><text:span text:style-name="T30">TELÉFONO</text:span><text:span text:style-name="T27"> </text:span><text:span text:style-name="T23">6444-222-30 </text:span><text:span text:style-name="T27">•</text:span><text:span text:style-name="T23"> </text:span><text:span text:style-name="T30">E-MAIL</text:span><text:span text:style-name="T23"> </text:span><text:a xlink:type="simple" xlink:href="mailto:aldo@aldoborrero.com"><text:span text:style-name="Internet_20_link"><text:span text:style-name="T23">aldo@aldoborrero.com</text:span></text:span></text:a></text:p>
      <text:p text:style-name="P25"><text:span text:style-name="T30">WEB </text:span><text:span text:style-name="T24">http://aldoborrero.com</text:span><text:span text:style-name="T30"> </text:span><text:span text:style-name="T28">• </text:span><text:span text:style-name="T30">TWITTER <text:s/></text:span><text:span text:style-name="T24">@aldoborrero </text:span><text:span text:style-name="T28">• <text:s/></text:span><text:span text:style-name="T31">GOOGLE+</text:span><text:span text:style-name="T30"> <text:s/></text:span><text:span text:style-name="T25">+AldoBorrero</text:span></text:p>
      <text:p text:style-name="P25"><text:span text:style-name="T31">WEB2 </text:span><text:span text:style-name="T25">http://viewsforandroid.com </text:span><text:span text:style-name="T29">• </text:span><text:span text:style-name="T32">GITHUB </text:span><text:span text:style-name="T26">http://github.com/ViewsForAndroid</text:span></text:p>
      <text:p text:style-name="P1"><draw:frame draw:style-name="fr1" draw:name="Image1" text:anchor-type="as-char" svg:width="6.1063in" svg:height="0.0209in" draw:z-index="0"><draw:image xlink:href="Pictures/100002010000024A00000001A48C2B58.png" xlink:type="simple" xlink:show="embed" xlink:actuate="onLoad"/></draw:frame><text:span text:style-name="T2"> </text:span></text:p>
      <text:p text:style-name="P6"><text:span text:style-name="T20">EDUCACIÓN<text:tab/></text:span><text:span text:style-name="T3">Ingeniero Técnico en Informática de Sistemas</text:span><text:span text:style-name="T2"> </text:span></text:p>
      <text:p text:style-name="P9"><text:span text:style-name="T2"><text:tab/>Escuela Técnica Superior de Ingeniería Informática</text:span><text:span text:style-name="T33"> </text:span></text:p>
      <text:p text:style-name="P10"><text:tab/>Universidad de Alcalá. Graduado en 2012.</text:p>
      <text:p text:style-name="P11"/>
      <text:p text:style-name="P4"><draw:frame draw:style-name="fr1" draw:name="Image2" text:anchor-type="as-char" svg:width="6.1063in" svg:height="0.0209in" draw:z-index="1"><draw:image xlink:href="Pictures/100002010000024A00000001A48C2B58.png" xlink:type="simple" xlink:show="embed" xlink:actuate="onLoad"/></draw:frame></text:p>
      <text:p text:style-name="P40"><text:span text:style-name="T20">EXPERIENCIA </text:span><text:span text:style-name="T4">General Software (Indra/</text:span><text:span text:style-name="T6">Santander</text:span><text:span text:style-name="T4">)</text:span><text:span text:style-name="T5">, </text:span><text:span text:style-name="T4">(A</text:span><text:span text:style-name="T7">bril</text:span><text:span text:style-name="T4"> 2014 – </text:span><text:span text:style-name="T7">Presente</text:span><text:span text:style-name="T4">), Madrid</text:span></text:p>
      <text:p text:style-name="P36"/>
      <text:p text:style-name="P36"><text:tab/>Android App</text:p>
      <text:p text:style-name="P36"><text:tab/></text:p>
      <text:p text:style-name="P40"><text:span text:style-name="T4"><text:tab/></text:span><text:span text:style-name="T12">Diseño de la arquitectura y desarrollo de un prototipo de aplicación para la entidad Santander llamada Santander Esfera con Android Studio y con las siguientes librerías: EventBus, NineOldAndroids, Dagger, Butterknife, SlidingUpPanelLayout personalizado, ViewPagerIndicator personalizado, SwipeListView personalizado, Crashlytics, WindowManager para generar una burbuja como la aplicación de Facebook y Expresso para testing.</text:span></text:p>
      <text:p text:style-name="P37"/>
      <text:p text:style-name="P40"><text:span text:style-name="T10"><text:tab/></text:span><text:span text:style-name="T12">En general se ha hecho un uso muy exhaustivo de componentes personalizados y de Gradle para la automatización</text:span><text:span text:style-name="T11">.</text:span></text:p>
      <text:p text:style-name="P40"><text:span text:style-name="T11"/></text:p>
      <text:p text:style-name="P40"><text:span text:style-name="T11"><text:tab/></text:span><text:span text:style-name="T12">También he realizado tareas de soporte y correción de bugs para otras aplicaciones como la de Orange o EPES de la Junta de Andalucía.</text:span></text:p>
      <text:p text:style-name="P40"><text:span text:style-name="T22"/></text:p>
      <text:p text:style-name="P40"><text:span text:style-name="T22"><text:tab/></text:span><text:span text:style-name="T3">Sivarit, Programador (Enero 2013 – Abril 2014), Madrid</text:span><text:span text:style-name="T2"> </text:span></text:p>
      <text:p text:style-name="P7"/>
      <text:p text:style-name="P16">Android Apps</text:p>
      <text:p text:style-name="P15"><text:span text:style-name="T8">Se desarrolló dos aplicaciones (uno para usuarios y el otro para comercios asociados) utilizando Gradle con Android Studio, y con librerías como Robotium, Roboguice, Volley, ActionBarSherlock, Google Location Services y Support Libraries. Los test fueron realizados con Robotium. Las aplicaciones incluían métodos de pago (PayPal y Paymill), aparte de Geolocalización, </text:span><text:span text:style-name="T9">escaneo de Qrs</text:span><text:span text:style-name="T8"> y sincronización con el backend.</text:span></text:p>
      <text:p text:style-name="P15"><text:span text:style-name="T13">Enlace de la App de cliente: </text:span><text:a xlink:type="simple" xlink:href="http://j.mp/1krGKUI"><text:span text:style-name="Internet_20_link"><text:span text:style-name="T13">http://j.mp/1krGKUI</text:span></text:span></text:a></text:p>
      <text:p text:style-name="P13"><text:span text:style-name="T3">Backend / Web / REST API</text:span><text:span text:style-name="T2"> </text:span></text:p>
      <text:p text:style-name="P12"/>
      <text:p text:style-name="P17">Backend: Se desarrolló en Node.js (expressjs), con una base de datos en MongoDb (utlizando queries geoespaciales) y Redis para el almacenamiento de sesiones. Test unitarios realizados en Mocha.</text:p>
      <text:p text:style-name="P17">FrontEnd: Se desarrolló utilizando Backbone.js con Marionette, RequireJs, JQuery, Bower, Grunt, Mocha y Jasmine.</text:p>
      <text:p text:style-name="P17">API: Se desarrolló siguiendo el patrón RESTFUL también en Node.js (expressjs) y testeado con Mocha.</text:p>
      <text:p text:style-name="P15"><text:soft-page-break/><text:span text:style-name="T14">Enlace de la Web: </text:span><text:a xlink:type="simple" xlink:href="http://sivarit.com/"><text:span text:style-name="Internet_20_link"><text:span text:style-name="T14">http://sivarit.com</text:span></text:span></text:a></text:p>
      <text:p text:style-name="P11">Devops</text:p>
      <text:p text:style-name="P12"><text:s/></text:p>
      <text:p text:style-name="P17">Se desarrolló la infraestructura y el despliegue de la aplicación incluyendo: la propia configuración del servidor, optimización y puesta a punto de seguridad utilizando Ansible (y previamente Chef). El sistema fue montado en AWS con EC2, S3 y ELB.</text:p>
      <text:p text:style-name="P17"/>
      <text:list xml:id="list2212995100775404862" text:style-name="WW8Num1">
        <text:list-item>
          <text:list>
            <text:list-item>
              <text:list>
                <text:list-item>
                  <text:list>
                    <text:list-item>
                      <text:h text:style-name="P42" text:outline-level="4"><text:span text:style-name="T34">SUN Microsystems Laboratorio de Finanzas Computacionales</text:span><text:span text:style-name="T3">, Programador (Febrero 2010 – Septiembre 2010, Febrero 2011 – Septiembre 2011), Universidad de Alcalá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P12"/>
      <text:p text:style-name="P14">Beca de la UAH concedida para desarrollar un prototipo de aplicación Android para Starbucks Coffee que incluía pagos con NFC. A su vez, se desarrolló un backend que incluía CouchDB como capa de persistencia.</text:p>
      <text:p text:style-name="P14"/>
      <text:p text:style-name="P14">Y en la anterior beca, se desarrolló otro proyecto Android para una aplicación de turismo, que incluía también un servidor con una REST API para que el cliente de Android consumiera los servicios. </text:p>
      <text:p text:style-name="P12"><text:s/></text:p>
      <text:p text:style-name="P16">Habilidades clave adquiridas</text:p>
      <text:list xml:id="list5492721861335495763" text:style-name="WW8Num2">
        <text:list-item>
          <text:p text:style-name="P32">Autogestión y el autoaprendizaje de las herramientas adecuadas para llevar a cabo los objetivos correctamente.</text:p>
        </text:list-item>
      </text:list>
      <text:p text:style-name="P33">Google Summer of Code, Programador (Junio 2009 – Septiembre 2009), Madrid, Barcelona y London</text:p>
      <text:p text:style-name="P11">Arquitecto y Programador</text:p>
      <text:p text:style-name="P12"><text:s/></text:p>
      <text:p text:style-name="P22">Se diseñó el concepto de los Workspaces para TikiWiki, un CMS que utiliza PHP y MySQL.</text:p>
      <text:p text:style-name="P16">Habilidades clave adquiridas</text:p>
      <text:list xml:id="list193129210773918" text:continue-numbering="true" text:style-name="WW8Num2">
        <text:list-item>
          <text:p text:style-name="P34">Se aprendió a tomar decisiones críticas en un entorno de desarrollo real (usando una metodología ágil como Scrum).</text:p>
        </text:list-item>
        <text:list-item>
          <text:p text:style-name="P34">Claridad en la exposición en Inglés frente un equipo internacional.</text:p>
        </text:list-item>
      </text:list>
      <text:p text:style-name="P10"/>
      <text:p text:style-name="P4"><draw:frame draw:style-name="fr1" draw:name="Image3" text:anchor-type="as-char" svg:width="6.1063in" svg:height="0.0209in" draw:z-index="2"><draw:image xlink:href="Pictures/100002010000024A00000001A48C2B58.png" xlink:type="simple" xlink:show="embed" xlink:actuate="onLoad"/></draw:frame></text:p>
      <text:p text:style-name="P5"><text:span text:style-name="T20">HABILIDADES<text:tab/> </text:span><text:span text:style-name="T3">Lenguajes de programación</text:span></text:p>
      <text:list xml:id="list4883004673515213523" text:style-name="WW8Num3">
        <text:list-item>
          <text:p text:style-name="P23"><text:span text:style-name="T8">Android: </text:span><text:span text:style-name="T9">con Android Studio y manejo de una amplia variedad de librerías</text:span><text:span text:style-name="T8"> inclu</text:span><text:span text:style-name="T9">yendo:</text:span><text:span text:style-name="T8"> </text:span><text:span text:style-name="T9">integración con servicios </text:span><text:span text:style-name="T8">REST API </text:span><text:span text:style-name="T9">con</text:span><text:span text:style-name="T8"> Volley </text:span><text:span text:style-name="T9">o</text:span><text:span text:style-name="T8"> Retrofit; Dagger </text:span><text:span text:style-name="T9">y</text:span><text:span text:style-name="T8"> Roboguice </text:span><text:span text:style-name="T9">para la Injeción de Dependencias</text:span><text:span text:style-name="T8">; Zxing </text:span><text:span text:style-name="T9">para escaneo</text:span><text:span text:style-name="T8"> </text:span><text:span text:style-name="T9">de </text:span><text:span text:style-name="T8">QR, JSON </text:span><text:span text:style-name="T9">con</text:span><text:span text:style-name="T8"> GSON, Robotium </text:span><text:span text:style-name="T9">y</text:span><text:span text:style-name="T8"> Expresso </text:span><text:span text:style-name="T9">para el testeo y Gradle para compilación</text:span><text:span text:style-name="T8">.</text:span></text:p>
        </text:list-item>
        <text:list-item>
          <text:p text:style-name="P27">Java: (<text:span text:style-name="T35">Aplicación de Diseño de Patrones y “Clean Code”</text:span>), Maven, Gradle.</text:p>
        </text:list-item>
        <text:list-item>
          <text:p text:style-name="P27">Javascript: Backbone.js, Backbone.js Marionette, Require.js, Bower, <text:soft-page-break/>Jquery.</text:p>
        </text:list-item>
        <text:list-item>
          <text:p text:style-name="P27">Nodejs: <text:span text:style-name="T35">diseño</text:span> REST API, expressjs, Grunt, Mocha.</text:p>
        </text:list-item>
        <text:list-item>
          <text:p text:style-name="P27">HTML5 <text:span text:style-name="T35">y</text:span> CSS3: Foundation, Bootstrap <text:span text:style-name="T35">y</text:span> Responsive Design.</text:p>
        </text:list-item>
        <text:list-item>
          <text:p text:style-name="P27">NFC, Pa<text:span text:style-name="T35">gos</text:span> (inclu<text:span text:style-name="T35">yendo</text:span> Paypal <text:span text:style-name="T35">y Paymill</text:span>).</text:p>
        </text:list-item>
      </text:list>
      <text:p text:style-name="P2"/>
      <text:p text:style-name="P8"><text:tab/>Bases de Datos</text:p>
      <text:list xml:id="list7886628820852794221" text:style-name="WW8Num4">
        <text:list-item>
          <text:p text:style-name="P28">MongoDB: incluyendo queries Geospaciales.</text:p>
        </text:list-item>
        <text:list-item>
          <text:p text:style-name="P28">Redis: almacenamiento de sesión.</text:p>
        </text:list-item>
        <text:list-item>
          <text:p text:style-name="P28">CouchDB.</text:p>
        </text:list-item>
        <text:list-item>
          <text:p text:style-name="P28">MySQL: nivel intermedio.</text:p>
        </text:list-item>
      </text:list>
      <text:p text:style-name="P18"/>
      <text:p text:style-name="P8"><text:tab/>Cloud Computing</text:p>
      <text:list xml:id="list2181703929747315189" text:style-name="WW8Num5">
        <text:list-item>
          <text:p text:style-name="P29">GAE, AWS (esto incluye conocimientos en ELB, S3, EC2) y Heroku.</text:p>
        </text:list-item>
        <text:list-item>
          <text:p text:style-name="P29">Automatización y despliegue de infraestructuras con Ansible, Chef y Vagrant.</text:p>
        </text:list-item>
        <text:list-item>
          <text:p text:style-name="P29">Optimización y configuración de differences servicios y aplicaciones como Nginx, Varnish y MongoDB.</text:p>
        </text:list-item>
        <text:list-item>
          <text:p text:style-name="P29">Administración y seguridad avanzada de sistemas Unix, especialmente Ubuntu Server.</text:p>
        </text:list-item>
      </text:list>
      <text:p text:style-name="P8"><text:tab/></text:p>
      <text:p text:style-name="P8"><text:tab/>Meto<text:span text:style-name="T36">do</text:span>logías de programación</text:p>
      <text:list xml:id="list4320943651282833324" text:style-name="WW8Num6">
        <text:list-item>
          <text:p text:style-name="P30">Agile con Scrum.</text:p>
        </text:list-item>
      </text:list>
      <text:p text:style-name="P3"/>
      <text:p text:style-name="P39"><text:span text:style-name="T36">OPEN SOURCE</text:span></text:p>
      <text:p text:style-name="P39"><text:tab/><text:span text:style-name="T17">He contribuido en varios proyectos Open Source tanto en Android como en NodeJs. Ahora me encuentro desarrollando un plugin para Yeoman para permitir configurar rápidamente una aplicación en Android:</text:span></text:p>
      <text:p text:style-name="P39"><text:span text:style-name="T15"/></text:p>
      <text:list xml:id="list5808082706448203942" text:style-name="L1">
        <text:list-item>
          <text:p text:style-name="P31">https://github.com/ViewsForAndroid/generator-andy</text:p>
        </text:list-item>
      </text:list>
      <text:p text:style-name="P3"/>
      <text:p text:style-name="P38">LENGUAJES</text:p>
      <text:list xml:id="list8820488988259416135" text:style-name="WW8Num7">
        <text:list-item>
          <text:p text:style-name="P41"><text:span text:style-name="T9">Español</text:span><text:span text:style-name="T8">:</text:span><text:span text:style-name="T21"> </text:span><text:span text:style-name="T8">Nativo</text:span><text:span text:style-name="T21"> </text:span></text:p>
        </text:list-item>
        <text:list-item>
          <text:p text:style-name="P24"><text:span text:style-name="T9">Inglés</text:span><text:span text:style-name="T8">:</text:span><text:span text:style-name="T21"> </text:span><text:span text:style-name="T8">Nivel B2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2" svg:font-family="OpenSymbol, 'Arial Unicode MS'" style:font-charset="x-symbol"/>
    <style:font-face style:name="Symbol" svg:font-family="Symbol" style:font-charset="x-symbol"/>
    <style:font-face style:name="OpenSymbol1" svg:font-family="OpenSymbol, 'Arial Unicode MS'"/>
    <style:font-face style:name="Calibri" svg:font-family="Calibri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 Unicode MS1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Arial Unicode MS1" style:font-family-asian="'Arial Unicode MS'" style:font-family-generic-asian="swiss" style:font-pitch-asian="variable" style:font-size-asian="12pt" style:language-asian="zh" style:country-asian="CN" style:font-name-complex="Arial Unicode MS1" style:font-family-complex="'Arial Unicode M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Arial Unicode MS1" style:font-family-asian="'Arial Unicode MS'" style:font-family-generic-asian="swiss" style:font-pitch-asian="variable" style:font-size-asian="14pt" style:font-name-complex="Arial Unicode MS1" style:font-family-complex="'Arial Unicode M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4" style:display-name="Heading 4" style:family="paragraph" style:parent-style-name="Standard" style:next-style-name="Standard" style:default-outline-level="4" style:list-style-name="WW8Num1" style:class="text">
      <style:paragraph-properties fo:margin-top="0.1665in" fo:margin-bottom="0.028in" style:contextual-spacing="false" fo:line-height="100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charset="x-symbol" style:font-name-complex="OpenSymbol2" style:font-family-complex="OpenSymbol, 'Arial Unicode MS'" style:font-charset-complex="x-symbol"/>
    </style:style>
    <style:style style:name="WW8Num2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3z0" style:family="text">
      <style:text-properties style:font-name="Symbol" fo:font-family="Symbol" style:font-charset="x-symbol" style:font-name-complex="OpenSymbol2" style:font-family-complex="OpenSymbol, 'Arial Unicode MS'" style:font-charset-complex="x-symbol"/>
    </style:style>
    <style:style style:name="WW8Num3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4z0" style:family="text">
      <style:text-properties style:font-name="Symbol" fo:font-family="Symbol" style:font-charset="x-symbol" style:font-name-complex="OpenSymbol2" style:font-family-complex="OpenSymbol, 'Arial Unicode MS'" style:font-charset-complex="x-symbol"/>
    </style:style>
    <style:style style:name="WW8Num4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5z0" style:family="text">
      <style:text-properties style:font-name="Symbol" fo:font-family="Symbol" style:font-charset="x-symbol" style:font-name-complex="OpenSymbol2" style:font-family-complex="OpenSymbol, 'Arial Unicode MS'" style:font-charset-complex="x-symbol"/>
    </style:style>
    <style:style style:name="WW8Num5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6z0" style:family="text">
      <style:text-properties style:font-name="Symbol" fo:font-family="Symbol" style:font-charset="x-symbol" style:font-name-complex="OpenSymbol2" style:font-family-complex="OpenSymbol, 'Arial Unicode MS'" style:font-charset-complex="x-symbol"/>
    </style:style>
    <style:style style:name="WW8Num6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7z0" style:family="text">
      <style:text-properties style:font-name="Symbol" fo:font-family="Symbol" style:font-charset="x-symbol" style:font-name-complex="OpenSymbol2" style:font-family-complex="OpenSymbol, 'Arial Unicode MS'" style:font-charset-complex="x-symbol"/>
    </style:style>
    <style:style style:name="WW8Num7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Bullet_20_Symbols" style:display-name="Bullet Symbols" style:family="text">
      <style:text-properties style:font-name="OpenSymbol2" fo:font-family="OpenSymbol, 'Arial Unicode MS'" style:font-charset="x-symbol" style:font-name-asian="OpenSymbol2" style:font-family-asian="OpenSymbol, 'Arial Unicode MS'" style:font-charset-asian="x-symbol" style:font-name-complex="OpenSymbol2" style:font-family-complex="OpenSymbol, 'Arial Unicode MS'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  <style:text-properties style:font-name="OpenSymbol1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  <style:text-properties style:font-name="OpenSymbol1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  <style:text-properties style:font-name="OpenSymbol1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  <style:text-properties style:font-name="OpenSymbol1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  <style:text-properties style:font-name="OpenSymbol1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  <style:text-properties style:font-name="OpenSymbol1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  <style:text-properties style:font-name="OpenSymbol1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  <style:text-properties style:font-name="OpenSymbol1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  <style:text-properties style:font-name="OpenSymbol1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  <style:text-properties style:font-name="OpenSymbol1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  <style:text-properties style:font-name="OpenSymbol1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  <style:text-properties style:font-name="OpenSymbol1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  <style:text-properties style:font-name="OpenSymbol1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  <style:text-properties style:font-name="OpenSymbol1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  <style:text-properties style:font-name="OpenSymbol1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  <style:text-properties style:font-name="OpenSymbol1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  <style:text-properties style:font-name="OpenSymbol1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  <style:text-properties style:font-name="OpenSymbol1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  <style:text-properties style:font-name="OpenSymbol1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  <style:text-properties style:font-name="OpenSymbol1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  <style:text-properties style:font-name="OpenSymbol1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  <style:text-properties style:font-name="OpenSymbol1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  <style:text-properties style:font-name="OpenSymbol1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  <style:text-properties style:font-name="OpenSymbol1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  <style:text-properties style:font-name="OpenSymbol1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1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7T11:46:12.532633000</meta:creation-date>
    <meta:editing-duration>P2171DT9H33M17S</meta:editing-duration>
    <meta:generator>LibreOffice/4.2.2.1$MacOSX_X86_64 LibreOffice_project/3be8cda0bddd8e430d8cda1ebfd581265cca5a0f</meta:generator>
    <dc:date>2014-06-26T19:31:27.867106000</dc:date>
    <meta:editing-cycles>2</meta:editing-cycles>
    <meta:document-statistic meta:table-count="0" meta:image-count="3" meta:object-count="0" meta:page-count="3" meta:paragraph-count="68" meta:word-count="720" meta:character-count="5011" meta:non-whitespace-character-count="4339"/>
  </office:meta>
</office:document-meta>
</file>